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P65" style:family="paragraph" style:parent-style-name="Standard">
      <style:text-properties style:font-name="Times" officeooo:rsid="007f2a6c" officeooo:paragraph-rsid="007f2a6c"/>
    </style:style>
    <style:style style:name="P66" style:family="paragraph" style:parent-style-name="Standard">
      <style:text-properties style:font-name="Times" officeooo:rsid="0082c27e" officeooo:paragraph-rsid="0082c27e"/>
    </style:style>
    <style:style style:name="P67" style:family="paragraph" style:parent-style-name="Standard">
      <style:text-properties style:font-name="Times" officeooo:rsid="0087e622" officeooo:paragraph-rsid="0087e622"/>
    </style:style>
    <style:style style:name="P68" style:family="paragraph" style:parent-style-name="Standard">
      <style:text-properties style:font-name="Times" officeooo:rsid="008bf904" officeooo:paragraph-rsid="008bf904"/>
    </style:style>
    <style:style style:name="P69" style:family="paragraph" style:parent-style-name="Standard">
      <style:text-properties style:font-name="Times" officeooo:rsid="008bf904" officeooo:paragraph-rsid="008eac95"/>
    </style:style>
    <style:style style:name="P70" style:family="paragraph" style:parent-style-name="Standard">
      <style:text-properties style:font-name="Times" officeooo:rsid="008eac95" officeooo:paragraph-rsid="008eac95"/>
    </style:style>
    <style:style style:name="P71" style:family="paragraph" style:parent-style-name="Standard">
      <style:text-properties style:font-name="Times" officeooo:rsid="009004b6" officeooo:paragraph-rsid="009004b6"/>
    </style:style>
    <style:style style:name="P72" style:family="paragraph" style:parent-style-name="Standard">
      <style:text-properties style:font-name="Times" officeooo:rsid="0090a34a" officeooo:paragraph-rsid="0090a34a"/>
    </style:style>
    <style:style style:name="P73" style:family="paragraph" style:parent-style-name="Standard">
      <style:text-properties style:font-name="Times" officeooo:rsid="0090a34a" officeooo:paragraph-rsid="0091a1eb"/>
    </style:style>
    <style:style style:name="P74" style:family="paragraph" style:parent-style-name="Standard">
      <style:text-properties style:font-name="Times" officeooo:rsid="0091347c" officeooo:paragraph-rsid="0091a1eb"/>
    </style:style>
    <style:style style:name="P75" style:family="paragraph" style:parent-style-name="Standard">
      <style:text-properties style:font-name="Times" officeooo:rsid="00943f22" officeooo:paragraph-rsid="00943f22"/>
    </style:style>
    <style:style style:name="P76" style:family="paragraph" style:parent-style-name="Standard">
      <style:text-properties style:font-name="Times" officeooo:rsid="0095f864" officeooo:paragraph-rsid="0095f864"/>
    </style:style>
    <style:style style:name="P77" style:family="paragraph" style:parent-style-name="Standard">
      <style:text-properties style:font-name="Times" officeooo:rsid="0098428b" officeooo:paragraph-rsid="0098428b"/>
    </style:style>
    <style:style style:name="P78" style:family="paragraph" style:parent-style-name="Standard">
      <style:text-properties style:font-name="Times" officeooo:rsid="009b2592" officeooo:paragraph-rsid="009b2592"/>
    </style:style>
    <style:style style:name="P79" style:family="paragraph" style:parent-style-name="Standard">
      <style:text-properties style:font-name="Times" officeooo:rsid="009caa9e" officeooo:paragraph-rsid="009caa9e"/>
    </style:style>
    <style:style style:name="P80" style:family="paragraph" style:parent-style-name="Standard">
      <style:text-properties style:font-name="Times" officeooo:rsid="009d218c" officeooo:paragraph-rsid="009d218c"/>
    </style:style>
    <style:style style:name="P81" style:family="paragraph" style:parent-style-name="Standard">
      <style:text-properties style:font-name="Times" officeooo:rsid="009ebd6b" officeooo:paragraph-rsid="009ebd6b"/>
    </style:style>
    <style:style style:name="P82" style:family="paragraph" style:parent-style-name="Standard">
      <style:text-properties style:font-name="Times" officeooo:rsid="00a11bd7" officeooo:paragraph-rsid="00a11bd7"/>
    </style:style>
    <style:style style:name="P83" style:family="paragraph" style:parent-style-name="Standard">
      <style:text-properties style:font-name="Times" officeooo:rsid="00a17673" officeooo:paragraph-rsid="00a17673"/>
    </style:style>
    <style:style style:name="P84" style:family="paragraph" style:parent-style-name="Standard">
      <style:text-properties style:font-name="Times" officeooo:rsid="00a2a313" officeooo:paragraph-rsid="00a2a313"/>
    </style:style>
    <style:style style:name="P85" style:family="paragraph" style:parent-style-name="Standard">
      <style:text-properties style:font-name="Times" officeooo:rsid="00a63503" officeooo:paragraph-rsid="00a63503"/>
    </style:style>
    <style:style style:name="P86" style:family="paragraph" style:parent-style-name="Standard">
      <style:text-properties style:font-name="Times" officeooo:rsid="00a675b8" officeooo:paragraph-rsid="00a675b8"/>
    </style:style>
    <style:style style:name="P87" style:family="paragraph" style:parent-style-name="Standard">
      <style:text-properties style:font-name="Times" officeooo:rsid="00a83209" officeooo:paragraph-rsid="00a83209"/>
    </style:style>
    <style:style style:name="P88" style:family="paragraph" style:parent-style-name="Standard">
      <style:text-properties style:font-name="Times" officeooo:rsid="00a88b14" officeooo:paragraph-rsid="00a88b14"/>
    </style:style>
    <style:style style:name="P89" style:family="paragraph" style:parent-style-name="Standard">
      <style:text-properties style:font-name="Times" officeooo:rsid="00a9e0ae" officeooo:paragraph-rsid="00a9e0ae"/>
    </style:style>
    <style:style style:name="P90" style:family="paragraph" style:parent-style-name="Standard">
      <style:text-properties style:font-name="Times" officeooo:rsid="00aa517d" officeooo:paragraph-rsid="00aa517d"/>
    </style:style>
    <style:style style:name="P91" style:family="paragraph" style:parent-style-name="Standard">
      <style:text-properties style:font-name="Times" officeooo:rsid="00ae3c1e" officeooo:paragraph-rsid="00ae3c1e"/>
    </style:style>
    <style:style style:name="P92" style:family="paragraph" style:parent-style-name="Standard">
      <style:text-properties style:font-name="Times" officeooo:rsid="00aeb556" officeooo:paragraph-rsid="00aeb556"/>
    </style:style>
    <style:style style:name="P93" style:family="paragraph" style:parent-style-name="Standard">
      <style:text-properties style:font-name="Times" officeooo:rsid="00b01d44" officeooo:paragraph-rsid="00b01d44"/>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60">76: check if revert successfully back to before Resisp: <text:s text:c="3"/><text:span text:style-name="T51">good</text:span></text:p>
      <text:p text:style-name="P60">76_1: check with Marangoni: <text:span text:style-name="T51">good.</text:span></text:p>
      <text:p text:style-name="P60"/>
      <text:p text:style-name="P61">data file particle mass, write angle_c in degrees.</text:p>
      <text:p text:style-name="P61"/>
      <text:p text:style-name="P64">77: macimum packing fix element-wise. <text:s/><text:span text:style-name="T52">dt too small 10e-8</text:span></text:p>
      <text:p text:style-name="P65">77_1: minimum dt 1e-6. <text:span text:style-name="T53">Stopped because 77_2 seemed fine.</text:span></text:p>
      <text:p text:style-name="P66">77_2: <text:span text:style-name="T50">minimum dt 1e-</text:span>5<text:span text:style-name="T50">. Stopped to recalculate from Thunder. Did not save all data due to insufficient space. See 78. <text:s text:c="2"/>it seemed that the nodes still move with maximum packing???</text:span></text:p>
      <text:p text:style-name="P67">78: same with 77_2, <text:span text:style-name="T54">do not graph every timestep, graph every 50 steps</text:span>. <text:s/><text:span text:style-name="T55">velocity profile was affected near the packing. Packing behavior was not physical. Diverged at angle 48.2.</text:span></text:p>
      <text:p text:style-name="P69">78_1: 1e-6, graph every 500 steps. <text:s/><text:span text:style-name="T56">Stopped due to insufficient space. velocity profile was affected.</text:span></text:p>
      <text:p text:style-name="P68"/>
      <text:p text:style-name="P70">79: only fix cp at the packing region. </text:p>
      <text:p text:style-name="P71">The cp in the packin gboundary node increase very slowly. I think it's because the boundary node cp is fixed and cannot go up, which is the los<text:span text:style-name="T57">s</text:span> of mass since accumulation happens on the node.</text:p>
      <text:p text:style-name="P73"/>
      <text:p text:style-name="P74">Lc changed to 2e-3</text:p>
      <text:p text:style-name="P74"/>
      <text:p text:style-name="P72">80: not fix boundary nodes. <text:span text:style-name="T58">BcpackingE&amp;N need to be initialized to 0 for every timestep, didn't do before![1] particle increases.</text:span></text:p>
      <text:p text:style-name="P75">81: not fix cp for any node <text:span text:style-name="T59">in split_sol</text:span>.<text:span text:style-name="T60">[2]</text:span></text:p>
      <text:p text:style-name="P75"/>
      <text:p text:style-name="P77">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78">No cp of node 9 decreased.</text:p>
      <text:p text:style-name="P78"/>
      <text:p text:style-name="P79">Corrected JacWhole a little bit during debugging.</text:p>
      <text:p text:style-name="P79"/>
      <text:p text:style-name="P80">Why was cp, r, z not fixed in the packi<text:span text:style-name="T63">n</text:span>g region?!!!</text:p>
      <text:p text:style-name="P75"/>
      <text:p text:style-name="P81"><text:soft-page-break/>81: check if check NaN is correct: Newton_interation, if error NaN, check_0=1. check what happens if I fix cp for certain nodes after timestep 5.</text:p>
      <text:p text:style-name="P81"/>
      <text:p text:style-name="P82">cp can be fixed </text:p>
      <text:p text:style-name="P82">from the very start with uniform intiial values or gradience</text:p>
      <text:p text:style-name="P82">for the first 1000 nodes, but then go to NaN after a while.</text:p>
      <text:p text:style-name="P82">NaN if start from gradience 1+r, and only fix parts</text:p>
      <text:p text:style-name="P82">but work if start from 1-r, only fix parts, <text:span text:style-name="T64">give NaN at timestep 41.</text:span></text:p>
      <text:p text:style-name="P84">81_1: fix first 1000 nodes after 5 timesteps, <text:span text:style-name="T65">initial cp=1</text:span></text:p>
      <text:p text:style-name="P85">81_2: fix first 10000 nodes after 5 timesteps, initial cp=1-r</text:p>
      <text:p text:style-name="P82"/>
      <text:p text:style-name="P83">So we cannot just give random conditions and fix arbitrary nodes.</text:p>
      <text:p text:style-name="P83"/>
      <text:p text:style-name="P83">I think we still need to fix the cps in split_sol. Just do not use cp_pack, use their last value. When using cp_pack, we are increasing the cp values, thus resulting in mass increase.!!!</text:p>
      <text:p text:style-name="P83"/>
      <text:p text:style-name="P86">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87">split_sol was executed for prediction, after every newton iteration, at the end of this timestep.</text:p>
      <text:p text:style-name="P91">Previously, dt was very small because trunerr was large, which came from the wrong solpred of packing. So do not include packing part into trunerr calculation.</text:p>
      <text:p text:style-name="P91"/>
      <text:p text:style-name="P88">81: packing 1.3, see if packing strategy is better: if particle mass is conserved. <text:span text:style-name="T67">Yes.</text:span></text:p>
      <text:p text:style-name="P89">81_0: packing 2.0. see.</text:p>
      <text:p text:style-name="P93">81_0_1: updated trunerr calculation. See if dt was increased.</text:p>
      <text:p text:style-name="P81"/>
      <text:p text:style-name="P75"/>
      <text:p text:style-name="P76">82: cp_pack=30. <text:span text:style-name="T61">Fix in split_sol. [3] particle increases a lot after packing.</text:span></text:p>
      <text:p text:style-name="P76"/>
      <text:p text:style-name="P88">82_1: same condition, improved cp_packing strategy.[2]</text:p>
      <text:p text:style-name="P88"/>
      <text:p text:style-name="P90">83: fix r&amp;z as well, cp_pack=<text:span text:style-name="T68">2</text:span></text:p>
      <text:p text:style-name="P92">dt was too small, came from u&amp;v, because at packing region, flow profile was wrecked.</text:p>
      <text:p text:style-name="P92">How to fix: do not fix r&amp;z, still solve flow as before, but store particle radial mass in the packing region to preserve mass.</text:p>
      <text:p text:style-name="P90"/>
      <text:p text:style-name="P88"/>
      <text:p text:style-name="P88"/>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24T12:28:45.228180748</dc:date>
    <dc:creator>Lihui Wang</dc:creator>
    <meta:editing-duration>P31DT11H59M10S</meta:editing-duration>
    <meta:editing-cycles>118</meta:editing-cycles>
    <meta:generator>LibreOffice/4.3.7.2$Linux_X86_64 LibreOffice_project/430$Build-2</meta:generator>
    <meta:document-statistic meta:table-count="0" meta:image-count="0" meta:object-count="0" meta:page-count="10" meta:paragraph-count="201" meta:word-count="3299" meta:character-count="19727" meta:non-whitespace-character-count="16585"/>
  </office:meta>
</office:document-meta>
</file>